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333333" draw:fill="solid" draw:fill-color="#ff3366" draw:opacity="45%" draw:textarea-horizontal-align="justify" draw:textarea-vertical-align="middle" draw:auto-grow-height="false" draw:shadow-opacity="45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="hidden" draw:shadow-opacity="35%"/>
    </style:style>
    <style:style style:name="gr7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3" draw:id="id3" draw:layer="layout" svg:width="4.71cm" svg:height="1.001cm" svg:x="7.448cm" svg:y="7.999cm">
            <text:p text:style-name="P1"><text:span text:style-name="T1">get_confusion_matri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4" draw:id="id4" draw:layer="layout" svg:width="4.135cm" svg:height="0.9cm" svg:x="7.665cm" svg:y="9.8cm">
            <text:p text:style-name="P1"><text:span text:style-name="T1">get_error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" draw:id="id5" draw:layer="layout" svg:width="3.957cm" svg:height="1.001cm" svg:x="7.818cm" svg:y="11.599cm">
            <text:p text:style-name="P1"><text:span text:style-name="T1">get_precision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6" draw:id="id6" draw:layer="layout" svg:width="3.203cm" svg:height="1.001cm" svg:x="8.196cm" svg:y="13.5cm">
            <text:p text:style-name="P1"><text:span text:style-name="T1">get_recall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7" draw:id="id7" draw:layer="layout" svg:width="3.957cm" svg:height="1.001cm" svg:x="7.819cm" svg:y="15.299cm">
            <text:p text:style-name="P1"><text:span text:style-name="T1">get_F1_meas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2" draw:id="id2" draw:layer="layout" svg:width="3.111cm" svg:height="1.001cm" svg:x="8.201cm" svg:y="6.1cm">
            <text:p text:style-name="P1"><text:span text:style-name="T1">test_tre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" draw:id="id1" draw:layer="layout" svg:width="3.015cm" svg:height="1.001cm" svg:x="8.201cm" svg:y="4.199cm">
            <text:p text:style-name="P1"><text:span text:style-name="T1">gen_tre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9.708cm" svg:y1="5.2cm" svg:x2="9.756cm" svg:y2="6.1cm" draw:start-shape="id1" draw:start-glue-point="2" draw:end-shape="id2" draw:end-glue-point="0" svg:d="m9708 5200 48 900">
            <text:p/>
          </draw:connector>
          <draw:connector draw:style-name="gr4" draw:text-style-name="P1" draw:layer="layout" draw:type="line" svg:x1="9.756cm" svg:y1="7.101cm" svg:x2="9.803cm" svg:y2="7.999cm" draw:start-shape="id2" draw:start-glue-point="2" draw:end-shape="id3" draw:end-glue-point="0" svg:d="m9756 7101 47 898">
            <text:p/>
          </draw:connector>
          <draw:connector draw:style-name="gr4" draw:text-style-name="P1" draw:layer="layout" draw:type="line" svg:x1="9.803cm" svg:y1="9cm" svg:x2="9.732cm" svg:y2="9.8cm" draw:start-shape="id3" draw:start-glue-point="2" draw:end-shape="id4" draw:end-glue-point="0" svg:d="m9803 9000-71 800">
            <text:p/>
          </draw:connector>
          <draw:connector draw:style-name="gr4" draw:text-style-name="P1" draw:layer="layout" draw:type="line" svg:x1="9.732cm" svg:y1="10.7cm" svg:x2="9.796cm" svg:y2="11.599cm" draw:start-shape="id4" draw:start-glue-point="2" draw:end-shape="id5" draw:end-glue-point="0" svg:d="m9732 10700 64 899">
            <text:p/>
          </draw:connector>
          <draw:connector draw:style-name="gr4" draw:text-style-name="P1" draw:layer="layout" draw:type="line" svg:x1="9.796cm" svg:y1="12.6cm" svg:x2="9.797cm" svg:y2="13.5cm" draw:start-shape="id5" draw:start-glue-point="2" draw:end-shape="id6" draw:end-glue-point="0" svg:d="m9796 12600 1 900">
            <text:p/>
          </draw:connector>
          <draw:connector draw:style-name="gr4" draw:text-style-name="P1" draw:layer="layout" draw:type="line" svg:x1="9.797cm" svg:y1="14.501cm" svg:x2="9.797cm" svg:y2="15.299cm" draw:start-shape="id6" draw:start-glue-point="2" draw:end-shape="id7" draw:end-glue-point="0" svg:d="m9797 14501v798">
            <text:p/>
          </draw:connector>
          <draw:custom-shape draw:style-name="gr5" draw:text-style-name="P1" draw:layer="layout" svg:width="6cm" svg:height="13cm" svg:x="6.8cm" svg:y="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8" draw:id="id8" draw:layer="layout" svg:width="4.2cm" svg:height="1cm" svg:x="7.7cm" svg:y="1.6cm">
            <text:p text:style-name="P1"><text:span text:style-name="T1">cross_validat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9.8cm" svg:y1="2.6cm" svg:x2="9.8cm" svg:y2="3.9cm" draw:start-shape="id8" draw:start-glue-point="2" svg:d="m9800 2600v1300">
            <text:p/>
          </draw:connector>
        </draw:g>
        <draw:g>
          <draw:custom-shape draw:style-name="gr1" draw:text-style-name="P2" xml:id="id11" draw:id="id11" draw:layer="layout" svg:width="3.401cm" svg:height="1.001cm" svg:x="20.1cm" svg:y="6.2cm">
            <text:p text:style-name="P1"><text:span text:style-name="T1">six_classify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2" draw:id="id12" draw:layer="layout" svg:width="4.6cm" svg:height="1.001cm" svg:x="24.1cm" svg:y="6.199cm">
            <text:p text:style-name="P1"><text:span text:style-name="T1">six_classify_by_entrop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9cm" svg:height="2.7cm" svg:x="19.9cm" svg:y="5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10" draw:id="id10" draw:layer="layout" svg:width="2.053cm" svg:height="1.6cm" svg:x="23.1cm" svg:y="3.5cm">
            <text:p text:style-name="P2"><text:span text:style-name="T1">O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2" xml:id="id9" draw:id="id9" draw:layer="layout" svg:width="3.111cm" svg:height="1.001cm" svg:x="22.589cm" svg:y="1.5cm">
            <text:p text:style-name="P1"><text:span text:style-name="T1">test_tre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4.144cm" svg:y1="2.501cm" svg:x2="24.127cm" svg:y2="3.5cm" draw:start-shape="id9" draw:start-glue-point="2" draw:end-shape="id10" draw:end-glue-point="4" svg:d="m24144 2501-17 999">
            <text:p/>
          </draw:connector>
          <draw:connector draw:style-name="gr4" draw:text-style-name="P1" draw:layer="layout" svg:x1="24.127cm" svg:y1="5.1cm" svg:x2="21.8cm" svg:y2="6.2cm" draw:start-shape="id10" draw:start-glue-point="6" draw:end-shape="id11" draw:end-glue-point="0" svg:d="m24127 5100v562h-2327v538">
            <text:p/>
          </draw:connector>
          <draw:connector draw:style-name="gr4" draw:text-style-name="P1" draw:layer="layout" svg:x1="24.127cm" svg:y1="5.1cm" svg:x2="26.4cm" svg:y2="6.199cm" draw:start-shape="id10" draw:start-glue-point="6" draw:end-shape="id12" draw:end-glue-point="0" svg:d="m24127 5100v562h2273v537">
            <text:p/>
          </draw:connector>
        </draw:g>
        <draw:g>
          <draw:custom-shape draw:style-name="gr7" draw:text-style-name="P2" xml:id="id17" draw:id="id17" draw:layer="layout" svg:width="4cm" svg:height="2.3cm" svg:x="14.6cm" svg:y="9.4cm">
            <text:p text:style-name="P2"><text:span text:style-name="T1">LEAF NODE</text:span></text:p>
            <text:p text:style-name="P2"><text:span text:style-name="T1">REACHED?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2" xml:id="id13" draw:id="id13" draw:layer="layout" svg:width="3.201cm" svg:height="1.001cm" svg:x="14.9cm" svg:y="4.199cm">
            <text:p text:style-name="P1"><text:span text:style-name="T1">init_attribute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4" draw:id="id14" draw:layer="layout" svg:width="3.201cm" svg:height="1.001cm" svg:x="14.9cm" svg:y="5.8cm">
            <text:p text:style-name="P1"><text:span text:style-name="T1">set_target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15" draw:id="id15" draw:layer="layout" svg:width="4.703cm" svg:height="1.001cm" svg:x="14.2cm" svg:y="7.5cm">
            <text:p text:style-name="P1"><text:span text:style-name="T1">decision_tree_learning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16.5cm" svg:y1="5.2cm" svg:x2="16.5cm" svg:y2="5.8cm" draw:start-shape="id13" draw:start-glue-point="2" draw:end-shape="id14" draw:end-glue-point="0" svg:d="m16500 5200v600">
            <text:p/>
          </draw:connector>
          <draw:connector draw:style-name="gr4" draw:text-style-name="P1" draw:layer="layout" draw:type="line" svg:x1="16.5cm" svg:y1="6.801cm" svg:x2="16.551cm" svg:y2="7.5cm" draw:start-shape="id14" draw:start-glue-point="2" draw:end-shape="id15" draw:end-glue-point="0" svg:d="m16500 6801 51 699">
            <text:p/>
          </draw:connector>
          <draw:custom-shape draw:style-name="gr5" draw:text-style-name="P1" draw:layer="layout" svg:width="5.3cm" svg:height="8.3cm" svg:x="13.9cm" svg:y="3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16" draw:id="id16" draw:layer="layout" svg:width="3.015cm" svg:height="1.001cm" svg:x="14.985cm" svg:y="1.599cm">
            <text:p text:style-name="P1"><text:span text:style-name="T1">gen_tre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6.492cm" svg:y1="2.6cm" svg:x2="16.55cm" svg:y2="3.9cm" draw:start-shape="id16" draw:start-glue-point="2" svg:d="m16492 2600 58 1300">
            <text:p/>
          </draw:connector>
          <draw:connector draw:style-name="gr4" draw:text-style-name="P1" draw:layer="layout" draw:line-skew="-0.098cm" svg:x1="14.6cm" svg:y1="10.55cm" svg:x2="14.2cm" svg:y2="8cm" draw:start-shape="id17" draw:start-glue-point="5" draw:end-shape="id15" draw:end-glue-point="3" svg:d="m14600 10550h-1000v-2550h600">
            <text:p/>
          </draw:connector>
          <draw:connector draw:style-name="gr4" draw:text-style-name="P1" draw:layer="layout" draw:type="line" svg:x1="16.551cm" svg:y1="8.501cm" svg:x2="16.6cm" svg:y2="9.4cm" draw:start-shape="id15" draw:start-glue-point="2" draw:end-shape="id17" draw:end-glue-point="4" svg:d="m16551 8501 49 899">
            <text:p/>
          </draw:connector>
          <draw:line draw:style-name="gr4" draw:text-style-name="P1" draw:layer="layout" svg:x1="16.6cm" svg:y1="11.7cm" svg:x2="16.6cm" svg:y2="13.1cm">
            <text:p/>
          </draw:line>
          <draw:frame draw:style-name="gr9" draw:text-style-name="P2" draw:layer="layout" svg:width="1.3cm" svg:height="0.725cm" svg:x="13.5cm" svg:y="9.975cm">
            <draw:text-box>
              <text:p text:style-name="P1"><text:span text:style-name="T1">no</text:span></text:p>
            </draw:text-box>
          </draw:frame>
          <draw:frame draw:style-name="gr9" draw:text-style-name="P2" draw:layer="layout" svg:width="1.6cm" svg:height="0.725cm" svg:x="16.2cm" svg:y="11.801cm">
            <draw:text-box>
              <text:p text:style-name="P1"><text:span text:style-name="T1">yes</text:span></text:p>
            </draw:text-box>
          </draw:frame>
        </draw:g>
        <draw:g>
          <draw:custom-shape draw:style-name="gr1" draw:text-style-name="P2" xml:id="id19" draw:id="id19" draw:layer="layout" svg:width="3.5cm" svg:height="0.8cm" svg:x="22.699cm" svg:y="13.599cm">
            <text:p text:style-name="P1"><text:span text:style-name="T1">majority_valu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8" draw:id="id18" draw:layer="layout" svg:width="5.401cm" svg:height="0.8cm" svg:x="21.699cm" svg:y="11.999cm">
            <text:p text:style-name="P1"><text:span text:style-name="T1">find_entropy_from_btarget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1" draw:id="id21" draw:layer="layout" svg:width="6.802cm" svg:height="0.9cm" svg:x="21.098cm" svg:y="15cm">
            <text:p text:style-name="P1"><text:span text:style-name="T1">choose_best_decision_attribut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24.399cm" svg:y1="12.799cm" svg:x2="24.449cm" svg:y2="13.599cm" draw:start-shape="id18" draw:start-glue-point="2" draw:end-shape="id19" draw:end-glue-point="0" svg:d="m24399 12799v400h50v400">
            <text:p/>
          </draw:connector>
          <draw:custom-shape draw:style-name="gr5" draw:text-style-name="P1" draw:layer="layout" svg:width="7.2cm" svg:height="5.2cm" svg:x="20.9cm" svg:y="11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xml:id="id20" draw:id="id20" draw:layer="layout" svg:width="4.7cm" svg:height="1.001cm" svg:x="22cm" svg:y="9.7cm">
            <text:p text:style-name="P1"><text:span text:style-name="T1">decision_tree_lear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4.35cm" svg:y1="10.701cm" svg:x2="24.4cm" svg:y2="11.4cm" draw:start-shape="id20" draw:start-glue-point="2" svg:d="m24350 10701 50 699">
            <text:p/>
          </draw:connector>
          <draw:connector draw:style-name="gr4" draw:text-style-name="P1" draw:layer="layout" draw:type="line" svg:x1="24.449cm" svg:y1="14.399cm" svg:x2="24.499cm" svg:y2="15cm" draw:start-shape="id19" draw:start-glue-point="2" draw:end-shape="id21" draw:end-glue-point="0" svg:d="m24449 14399 50 601">
            <text:p/>
          </draw:connector>
        </draw:g>
        <draw:g>
          <draw:custom-shape draw:style-name="gr1" draw:text-style-name="P2" xml:id="id22" draw:id="id22" draw:layer="layout" svg:width="3.5cm" svg:height="0.8cm" svg:x="1.7cm" svg:y="4cm">
            <text:p text:style-name="P1"><text:span text:style-name="T1">statistics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3.439cm" svg:y1="3.073cm" svg:x2="3.45cm" svg:y2="4cm" draw:end-shape="id22" draw:end-glue-point="0" svg:d="m3439 3073 11 927">
            <text:p/>
          </draw:connector>
          <draw:custom-shape draw:style-name="gr1" draw:text-style-name="P2" xml:id="id23" draw:id="id23" draw:layer="layout" svg:width="4.2cm" svg:height="1.001cm" svg:x="1.3cm" svg:y="6.499cm">
            <text:p text:style-name="P1"><text:span text:style-name="T1">randomise_row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xml:id="id24" draw:id="id24" draw:layer="layout" svg:width="4.2cm" svg:height="1.2cm" svg:x="1.3cm" svg:y="8.2cm">
            <text:p text:style-name="P1"><text:span text:style-name="T1">cross_validate</text:span></text:p>
            <text:p text:style-name="P1"><text:span text:style-name="T1">(x10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3.4cm" svg:y1="7.5cm" svg:x2="3.4cm" svg:y2="8.2cm" draw:start-shape="id23" draw:start-glue-point="2" draw:end-shape="id24" draw:end-glue-point="0" svg:d="m3400 7500v700">
            <text:p/>
          </draw:connector>
          <draw:custom-shape draw:style-name="gr5" draw:text-style-name="P1" draw:layer="layout" svg:width="5.1cm" svg:height="4.1cm" svg:x="0.9cm" svg:y="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2.6cm" svg:height="1.6cm" svg:x="2.139cm" svg:y="1.473cm">
            <text:p text:style-name="P2"><text:span text:style-name="T1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1" draw:layer="layout" svg:x1="3.45cm" svg:y1="4.8cm" svg:x2="3.45cm" svg:y2="6cm" draw:start-shape="id22" draw:start-glue-point="2" svg:d="m3450 4800v1200">
            <text:p/>
          </draw:connector>
          <draw:custom-shape draw:style-name="gr7" draw:text-style-name="P2" draw:layer="layout" svg:width="2.6cm" svg:height="1.6cm" svg:x="2.228cm" svg:y="11.292cm">
            <text:p text:style-name="P2"><text:span text:style-name="T1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1" draw:layer="layout" svg:x1="3.5cm" svg:y1="10.1cm" svg:x2="3.5cm" svg:y2="11.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01T10:45:16</dc:date>
    <dc:creator>Tina Liu</dc:creator>
    <meta:editing-duration>PT3H11M25S</meta:editing-duration>
    <meta:editing-cycles>19</meta:editing-cycles>
    <meta:generator>LibreOffice/3.5$Linux_X86_64 LibreOffice_project/350m1$Build-2</meta:generator>
    <meta:document-statistic meta:object-count="61"/>
  </office:meta>
</office:document-meta>
</file>